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d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从前，天地间，人类世界里，种子是不存在的！那时，上天界的人掌管着一切种子。为了让人间有粮食，有位心善之人悄悄从天界带来了一些种子，偷运到凡间——一颗接一颗，不断偷来，带给人类。</text:p>
      <text:p text:style-name="Text_20_body">天界的众神发现后，便决定恩赐一些种子：小麦、玉米、大米、豆子……他们将这些种子慷慨地赐下。可就在大地上生长的作物中，仍有苋菜未得。于是，人们又派人去天界索要苋菜种子，但天神却始终不肯施舍。天界苋菜正值丰收，有人想了个办法，偷偷将苋菜种藏在发辫里，辫子一缕缕地缠紧。待回到凡间，梳理头发时，种子悄然散落，大地于是有了苋菜，直至今天！</text:p>
      <text:p text:style-name="Text_20_body">然而，有一种作物——燕麦，天界始终拒绝赐予。人们不甘心，认为燕麦虽不丰收，但益于健康，最终一位勇敢之人决定偷带燕麦回来。他将种子藏在腋下，穿越天界与人间的界限，将燕麦撒播在人间。最初，人们只种燕麦，不需移栽、除草，只需播种便可。正因它来路不同，燕麦从未被用于祭神或丧葬礼仪中，被视为“不洁之物”。在五谷供奉中，燕麦并不包含其中。</text:p>
      <text:p text:style-name="Text_20_body">丧葬中，五谷之供，必有大麦、小麦、玉米、大米、豆类。此外，还需一种名为“思卡米”的草根——掘出、洗净、晾晒后，与五谷一并置于火中焚烧。五种谷物各盛于大碗，思卡米盛满大筐，配以萝卜叶与种子，为亡者送行。这五谷，才是真正的谷物。</text:p>
      <text:p text:style-name="P1">过去，摩梭人赖以生存的便是萝卜，而衣物则用苎麻。至今，摩梭人传说中的这些种子、作物之事，仍代代相传。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19:57.002875992</meta:creation-date>
    <dc:date>2024-11-02T13:15:48.573467255</dc:date>
    <meta:editing-duration>PT1H55M33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5" meta:word-count="572" meta:character-count="579" meta:non-whitespace-character-count="579"/>
  </office:meta>
</office:document-meta>
</file>